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55.2" calcext:value-type="float">
            <text:p>155.2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2" calcext:value-type="date">
            <text:p>12/22/18</text:p>
          </table:table-cell>
          <table:table-cell office:value-type="float" office:value="156.6" calcext:value-type="float">
            <text:p>156.6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58.6" calcext:value-type="float">
            <text:p>158.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58" calcext:value-type="float">
            <text:p>158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float" office:value="158.2" calcext:value-type="float">
            <text:p>158.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0" calcext:value-type="date">
            <text:p>12/30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5" calcext:value-type="date">
            <text:p>01/05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6" calcext:value-type="date">
            <text:p>01/06/19</text:p>
          </table:table-cell>
          <table:table-cell table:style-name="Default" office:value-type="float" office:value="161.8" calcext:value-type="float">
            <text:p>161.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62.2" calcext:value-type="float">
            <text:p>162.2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162" calcext:value-type="float">
            <text:p>162.0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64" calcext:value-type="float">
            <text:p>164.0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2" calcext:value-type="date">
            <text:p>01/12/19</text:p>
          </table:table-cell>
          <table:table-cell office:value-type="float" office:value="162.6" calcext:value-type="float">
            <text:p>162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float" office:value="162.4" calcext:value-type="float">
            <text:p>162.4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float" office:value="166.2" calcext:value-type="float">
            <text:p>166.2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5" calcext:value-type="date">
            <text:p>01/15/19</text:p>
          </table:table-cell>
          <table:table-cell office:value-type="float" office:value="163.4" calcext:value-type="float">
            <text:p>163.4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164.2" calcext:value-type="float">
            <text:p>164.2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7" calcext:value-type="date">
            <text:p>01/17/19</text:p>
          </table:table-cell>
          <table:table-cell office:value-type="float" office:value="165" calcext:value-type="float">
            <text:p>165.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float" office:value="166" calcext:value-type="float">
            <text:p>166.0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9" calcext:value-type="date">
            <text:p>01/19/19</text:p>
          </table:table-cell>
          <table:table-cell office:value-type="float" office:value="164.6" calcext:value-type="float">
            <text:p>164.6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0" calcext:value-type="date">
            <text:p>01/20/19</text:p>
          </table:table-cell>
          <table:table-cell office:value-type="float" office:value="165.2" calcext:value-type="float">
            <text:p>165.2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1" calcext:value-type="date">
            <text:p>01/21/19</text:p>
          </table:table-cell>
          <table:table-cell office:value-type="float" office:value="169" calcext:value-type="float">
            <text:p>169.0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3" calcext:value-type="date">
            <text:p>01/23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4" calcext:value-type="date">
            <text:p>01/24/19</text:p>
          </table:table-cell>
          <table:table-cell office:value-type="float" office:value="166.4" calcext:value-type="float">
            <text:p>166.4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166.6" calcext:value-type="float">
            <text:p>166.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6" calcext:value-type="date">
            <text:p>01/26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7" calcext:value-type="date">
            <text:p>01/27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8" calcext:value-type="date">
            <text:p>01/28/19</text:p>
          </table:table-cell>
          <table:table-cell office:value-type="float" office:value="168.4" calcext:value-type="float">
            <text:p>168.4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168" calcext:value-type="float">
            <text:p>168.0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30" calcext:value-type="date">
            <text:p>01/30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float" office:value="168.8" calcext:value-type="float">
            <text:p>168.8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169.6" calcext:value-type="float">
            <text:p>169.6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float" office:value="168" calcext:value-type="float">
            <text:p>168.0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3" calcext:value-type="date">
            <text:p>02/03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9" calcext:value-type="date">
            <text:p>02/09/19</text:p>
          </table:table-cell>
          <table:table-cell office:value-type="float" office:value="166" calcext:value-type="float">
            <text:p>166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3" calcext:value-type="date">
            <text:p>02/13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4" calcext:value-type="date">
            <text:p>02/14/19</text:p>
          </table:table-cell>
          <table:table-cell office:value-type="float" office:value="169.4" calcext:value-type="float">
            <text:p>169.4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5" calcext:value-type="date">
            <text:p>02/15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6" calcext:value-type="date">
            <text:p>02/16/19</text:p>
          </table:table-cell>
          <table:table-cell office:value-type="float" office:value="172.3" calcext:value-type="float">
            <text:p>172.30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17" calcext:value-type="date">
            <text:p>02/17/19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 table:number-rows-repeated="104839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1:10:08.70781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11:11:04.810748492</dc:date>
    <meta:editing-duration>PT8H43M40S</meta:editing-duration>
    <meta:editing-cycles>31</meta:editing-cycles>
    <meta:generator>LibreOffice/6.0.7.3$Linux_X86_64 LibreOffice_project/00m0$Build-3</meta:generator>
    <meta:document-statistic meta:table-count="1" meta:cell-count="688" meta:object-count="0"/>
  </office:meta>
</office:document-meta>
</file>